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c660" officeooo:paragraph-rsid="0003c660"/>
    </style:style>
    <style:style style:name="P2" style:family="paragraph" style:parent-style-name="Standard">
      <style:text-properties officeooo:rsid="0004429b" officeooo:paragraph-rsid="0004429b"/>
    </style:style>
    <style:style style:name="P3" style:family="paragraph" style:parent-style-name="Standard" style:list-style-name="L1">
      <style:text-properties officeooo:rsid="0004429b" officeooo:paragraph-rsid="0004429b"/>
    </style:style>
    <style:style style:name="P4" style:family="paragraph" style:parent-style-name="Standard" style:list-style-name="L1">
      <style:text-properties officeooo:rsid="00062e19" officeooo:paragraph-rsid="00062e1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62e19" style:font-style-asian="normal" style:font-style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ção</text:p>
      <text:p text:style-name="P1"/>
      <text:p text:style-name="P1">Este relatório diz respeito ao segundo trabalho prático da disciplina de Sistemas Operacionais I. Nele, implementou-se um programa que simula três algoritmos de substituição de página: <text:span text:style-name="T1">first-in-first-out</text:span><text:span text:style-name="T2"> (FIFO), </text:span><text:span text:style-name="T1">least-recently-used</text:span><text:span text:style-name="T2"> (LRU) e o algoritmo ótimo (OPT). O código foi escrito na linguagem C++ utilizando a IDE Clion e o compilador g++.</text:span></text:p>
      <text:p text:style-name="P1"><text:span text:style-name="T2"/></text:p>
      <text:p text:style-name="P2"><text:span text:style-name="T2">Desenvolvimento</text:span></text:p>
      <text:p text:style-name="P2"><text:span text:style-name="T2"/></text:p>
      <text:p text:style-name="P2"><text:span text:style-name="T2">O diagrama em UML a seguir representa a modelagem do programa.</text:span></text:p>
      <text:p text:style-name="P2"><text:span text:style-name="T2"/></text:p>
      <text:p text:style-name="P2"><text:span text:style-name="T2">&lt;colocar imagem do diagrama aqui&gt;</text:span></text:p>
      <text:p text:style-name="P2"><text:span text:style-name="T2"/></text:p>
      <text:list xml:id="list3620999048" text:style-name="L1">
        <text:list-item>
          <text:p text:style-name="P3"><text:span text:style-name="T2">Simulador: reúne todas as outras classes para executar os algoritmos;</text:span></text:p>
        </text:list-item>
        <text:list-item>
          <text:p text:style-name="P3"><text:span text:style-name="T2">Leitor: Recebe a entrada pela linha de comando, retornando o tamanho da tabela de páginas e um vetor contendo todas as referências que serão feitas.</text:span></text:p>
        </text:list-item>
        <text:list-item>
          <text:p text:style-name="P3"><text:span text:style-name="T2">Algoritmo: classe abstrata que define os atributos e o método principal das suas subclasses. A tabela de páginas é implementada por meio de duas estruturas de dados: um conjunto e um vetor de </text:span><text:span text:style-name="T3">números inteiros. O conjunto permite o acesso aos valores mais rápido, enquanto o vetor mantém a ordem de remoção das páginas ditada pelo algoritmo.</text:span></text:p>
        </text:list-item>
        <text:list-item>
          <text:p text:style-name="P3"><text:span text:style-name="T2">AlgoritmoFIFO: </text:span><text:span text:style-name="T3">As primeiras páginas a serem inseridas na tabela serão as primeiras a serem substituídas, independentemente da frequência de acesso.</text:span></text:p>
        </text:list-item>
        <text:list-item>
          <text:p text:style-name="P4"><text:span text:style-name="T2">AlgoritmoLRU: Semelhante ao FIFO, porém cada vez que uma página é referenciada, ela é movida à última posição do vetor, evitando que seja substituída.</text:span></text:p>
        </text:list-item>
        <text:list-item>
          <text:p text:style-name="P4"><text:span text:style-name="T2">AlgoritmoOPT: Quando necessário substituir uma página, a lista de entradas é percorrida a partir da mais recente para determinar qual página atualmente na tabela possui o maior intervalo entre referências. Esta página então é removida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20:05:42.584579809</meta:creation-date>
    <dc:date>2023-10-15T21:46:28.844590742</dc:date>
    <meta:editing-duration>PT9M36S</meta:editing-duration>
    <meta:editing-cycles>1</meta:editing-cycles>
    <meta:document-statistic meta:table-count="0" meta:image-count="0" meta:object-count="0" meta:page-count="1" meta:paragraph-count="11" meta:word-count="245" meta:character-count="1560" meta:non-whitespace-character-count="1332"/>
    <meta:generator>LibreOffice/7.3.7.2$Linux_X86_64 LibreOffice_project/30$Build-2</meta:generator>
  </office:meta>
</office:document-meta>
</file>